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Curs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urs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listIterator(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urs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ableLinked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Cursor( CursorableLinkedList parent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CursorableLinkedList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Curs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ableLinked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nextIndex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ableLinkedList.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sor.nodeChanged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ursorableLinkedList.addNode( Node nodeToInsert , Node insertBefore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registerCursor( Cursor curs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.nodeInserted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rsorableLinkedList.broadcastNodeRemoved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ableLinkedList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unregisterCursor( Cursor curs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ursorableLinkedList.remove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CursorableLinke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Curs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ableLinkedList.cursor(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ableLinkedList.broadcastNodeInserted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ableLinkedList.createSubListListIterator( LinkedSubList subList , int from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.nodeRemoved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ursorableLinkedList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Cursor.SubCursor( LinkedSubList sub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rsorableLinkedList.broadcastNodeChanged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rsor.checkMod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rsorableLinkedList.removeAll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ursorableLinkedList.updateNode( Node nod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